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D0000030C22ACB699AF06C369.png" manifest:media-type="image/png"/>
  <manifest:file-entry manifest:full-path="Pictures/1000020100000574000003CA646849605E9DF160.png" manifest:media-type="image/png"/>
  <manifest:file-entry manifest:full-path="Pictures/1000020100000574000003CA531946070016E647.png" manifest:media-type="image/png"/>
  <manifest:file-entry manifest:full-path="Pictures/1000020100000574000003CAC5CDD8ED224A0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179cm" svg:height="15.411cm" svg:x="2.821cm" svg:y="0.2cm">
          <draw:image xlink:href="Pictures/1000020100000574000003CA531946070016E647.png" xlink:type="simple" xlink:show="embed" xlink:actuate="onLoad" loext:mime-type="image/png">
            <text:p/>
          </draw:image>
        </draw:frame>
        <draw:custom-shape draw:style-name="gr2" draw:text-style-name="P2" draw:layer="layout" svg:width="1cm" svg:height="0.8cm" svg:x="4.2cm" svg:y="3.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20cm" svg:y="14.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20cm" svg:y="13.4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23.2cm" svg:y="1.2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15cm" svg:y="3.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8cm" svg:x="13.2cm" svg:y="1.23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4cm" svg:y="1.8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9.8cm" svg:y="2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23.4cm" svg:y="14.2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0.8cm" svg:x="19.8cm" svg:y="1.2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2.665cm" svg:height="15.749cm" svg:x="2.714cm" svg:y="0.062cm">
          <draw:image xlink:href="Pictures/1000020100000574000003CAC5CDD8ED224A0B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2.665cm" svg:height="15.749cm" svg:x="2.714cm" svg:y="0.062cm">
          <draw:image xlink:href="Pictures/1000020100000574000003CA646849605E9DF16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13.83cm" svg:height="15.749cm" svg:x="7.132cm" svg:y="0.062cm">
          <draw:image xlink:href="Pictures/10000201000002AD0000030C22ACB699AF06C3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2T14:08:03.155986673</meta:creation-date>
    <dc:date>2024-02-14T19:19:49.519209041</dc:date>
    <meta:editing-duration>PT1H40M29S</meta:editing-duration>
    <meta:editing-cycles>4</meta:editing-cycles>
    <meta:generator>LibreOffice/6.1.5.2$Linux_X86_64 LibreOffice_project/10$Build-2</meta:generator>
    <meta:document-statistic meta:object-count="43"/>
  </office:meta>
</office:document-meta>
</file>